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padding="0.071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(caloric restriction) AND Mus musculus[Organism]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string" calcext:value-type="string">
            <text:p>SHORT-TERM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GSE6059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18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123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 months</text:p>
          </table:table-cell>
          <table:table-cell office:value-type="string" calcext:value-type="string">
            <text:p>12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864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10-12 weeks</text:p>
          </table:table-cell>
          <table:table-cell office:value-type="string" calcext:value-type="string">
            <text:p>lig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5110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table:number-columns-repeated="3"/>
          <table:table-cell office:value-type="string" calcext:value-type="string">
            <text:p>GHR-ko (no 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5078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4 weeks</text:p>
          </table:table-cell>
          <table:table-cell office:value-type="string" calcext:value-type="string">
            <text:p>22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720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paneth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-7 weeks</text:p>
          </table:table-cell>
          <table:table-cell office:value-type="string" calcext:value-type="string">
            <text:p>4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626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rt-term?</text:p>
          </table:table-cell>
          <table:table-cell office:value-type="string" calcext:value-type="string">
            <text:p>15-16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67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7 months</text:p>
          </table:table-cell>
          <table:table-cell office:value-type="string" calcext:value-type="string">
            <text:p>Obob-CR (no WT-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11291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, brain, 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6 months</text:p>
          </table:table-cell>
          <table:table-cell office:value-type="string" calcext:value-type="string">
            <text:p>5, 30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78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months</text:p>
          </table:table-cell>
          <table:table-cell office:value-type="string" calcext:value-type="string">
            <text:p>15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32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months</text:p>
          </table:table-cell>
          <table:table-cell office:value-type="string" calcext:value-type="string">
            <text:p>25 month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SE2431</text:p>
          </table:table-cell>
          <table:table-cell table:style-name="ce3" office:value-type="string" calcext:value-type="string">
            <text:p>Affymetrix</text:p>
          </table:table-cell>
          <table:table-cell/>
          <table:table-cell office:value-type="string" calcext:value-type="string">
            <text:p>Y &amp; N</text:p>
          </table:table-cell>
          <table:table-cell office:value-type="string" calcext:value-type="string">
            <text:p>2, 21 months</text:p>
          </table:table-cell>
          <table:table-cell office:value-type="string" calcext:value-type="string">
            <text:p>22 months</text:p>
          </table:table-cell>
          <table:table-cell table:style-name="ce3" office:value-type="string" calcext:value-type="string">
            <text:p>(no CEL: RMA n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085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, f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months</text:p>
          </table:table-cell>
          <table:table-cell office:value-type="string" calcext:value-type="string">
            <text:p>6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2194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 months</text:p>
          </table:table-cell>
          <table:table-cell office:value-type="string" calcext:value-type="string">
            <text:p>12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90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4 weeks</text:p>
          </table:table-cell>
          <table:table-cell office:value-type="string" calcext:value-type="string">
            <text:p>42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89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 months</text:p>
          </table:table-cell>
          <table:table-cell office:value-type="string" calcext:value-type="string">
            <text:p>13-16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0936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weeks?</text:p>
          </table:table-cell>
          <table:table-cell office:value-type="string" calcext:value-type="string">
            <text:p>1 ye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28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g-term</text:p>
          </table:table-cell>
          <table:table-cell office:value-type="string" calcext:value-type="string">
            <text:p>24 months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(dietary restriction) AND Mus musculus[Organism]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string" calcext:value-type="string">
            <text:p>SHORT-TERM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5188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weeks</text:p>
          </table:table-cell>
          <table:table-cell office:value-type="string" calcext:value-type="string">
            <text:p>10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83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7 weeks</text:p>
          </table:table-cell>
          <table:table-cell office:value-type="string" calcext:value-type="string">
            <text:p>62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477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 weeks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420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ammary gl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15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5282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8 months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GSE4097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8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fat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weeks</text:p>
          </table:table-cell>
          <table:table-cell office:value-type="string" calcext:value-type="string">
            <text:p>3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184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eart, liver, muscle. F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, 16 months</text:p>
          </table:table-cell>
          <table:table-cell office:value-type="string" calcext:value-type="string">
            <text:p>18, 27 month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>
          <table:table-cell table:style-name="ce2" office:value-type="string" calcext:value-type="string">
            <text:p>(calorie restriction) AND Mus musculus[Organism]</text:p>
          </table:table-cell>
          <table:table-cell table:number-columns-repeated="12"/>
          <table:table-cell table:style-name="ce4"/>
        </table:table-row>
        <table:table-row table:style-name="ro2">
          <table:table-cell table:number-columns-repeated="13"/>
          <table:table-cell table:style-name="ce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string" calcext:value-type="string">
            <text:p>SHORT-TERM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3218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brain, liv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ged?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(fasting) AND Mus musculus[Organism]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string" calcext:value-type="string">
            <text:p>SHORT-TERM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2987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7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45731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8-12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1284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-2 mon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8226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8h</text:p>
          </table:table-cell>
          <table:table-cell office:value-type="string" calcext:value-type="string">
            <text:p>9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0653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string" calcext:value-type="string">
            <text:p>6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8019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string" calcext:value-type="string">
            <text:p>6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052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5171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4-16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49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, 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0-12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010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8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7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1306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/>
          <table:table-cell office:value-type="string" calcext:value-type="string">
            <text:p>refee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82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2-20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4 we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3691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night</text:p>
          </table:table-cell>
          <table:table-cell office:value-type="string" calcext:value-type="string">
            <text:p>16, 48 weeks</text:p>
          </table:table-cell>
          <table:table-cell table:number-columns-repeated="8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2" office:value-type="string" calcext:value-type="string">
            <text:p>OTHER <text:span text:style-name="T1">(not GEO)</text:span>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LIN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fymetrix</text:p>
          </table:table-cell>
          <table:table-cell office:value-type="string" calcext:value-type="string">
            <text:p>http://www.ebi.ac.uk/arrayexpress/experiments/E-MEXP-748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7P2" style:volatile="true">
      <number:text> £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/>
      <number:text>-</number:text>
      <number:day/>
      <number:text>-</number:text>
      <number:year number:style="long"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00-00-00</text:date>, <text:time style:data-style-name="N2" text:time-value="20:37:15.399169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9:34:16.030869365</meta:creation-date>
    <dc:date>2016-02-13T23:03:45.495773032</dc:date>
    <meta:editing-duration>PT25M44S</meta:editing-duration>
    <meta:editing-cycles>2</meta:editing-cycles>
    <meta:generator>LibreOffice/4.2.8.2$Linux_X86_64 LibreOffice_project/420m0$Build-2</meta:generator>
    <meta:document-statistic meta:table-count="1" meta:cell-count="286" meta:object-count="0"/>
  </office:meta>
</office:document-meta>
</file>